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A0000028A200639E9A03584FE.jpg" manifest:media-type="image/jpeg"/>
  <manifest:file-entry manifest:full-path="Pictures/100002000000049D000001A25E94DC46BF1228D1.png" manifest:media-type="image/png"/>
  <manifest:file-entry manifest:full-path="Pictures/100002000000050000000165284FCEBB2E6F30E2.gif" manifest:media-type="image/gif"/>
  <manifest:file-entry manifest:full-path="Pictures/100002010000013A00000063475FC4D6865CA9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776cm" svg:height="7.746cm" draw:transform="rotate (-0.00750491578357628) translate (0.925cm 1.174cm)">
          <draw:image xlink:href="Pictures/100002000000050000000165284FCEBB2E6F30E2.gif" xlink:type="simple" xlink:show="embed" xlink:actuate="onLoad">
            <text:p/>
          </draw:image>
        </draw:frame>
        <draw:frame draw:style-name="gr1" draw:text-style-name="P1" draw:layer="layout" svg:width="20.555cm" svg:height="6.477cm" svg:x="7.985cm" svg:y="9.128cm">
          <draw:image xlink:href="Pictures/100002010000013A00000063475FC4D6865CA9A8.png" xlink:type="simple" xlink:show="embed" xlink:actuate="onLoad">
            <text:p/>
          </draw:image>
        </draw:frame>
        <draw:frame draw:style-name="gr1" draw:text-style-name="P1" draw:layer="layout" svg:width="18.999cm" svg:height="6.724cm" svg:x="1cm" svg:y="21.828cm">
          <draw:image xlink:href="Pictures/100002000000049D000001A25E94DC46BF1228D1.png" xlink:type="simple" xlink:show="embed" xlink:actuate="onLoad">
            <text:p/>
          </draw:image>
        </draw:frame>
        <draw:frame draw:style-name="gr1" draw:text-style-name="P1" draw:layer="layout" svg:width="6.477cm" svg:height="6.477cm" svg:x="1.127cm" svg:y="9.234cm">
          <draw:image xlink:href="Pictures/100000000000028A0000028A200639E9A03584F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6T11:25:06.057611689</meta:creation-date>
    <dc:date>2020-01-27T09:36:49.562304974</dc:date>
    <meta:editing-duration>PT21H51M21S</meta:editing-duration>
    <meta:editing-cycles>7</meta:editing-cycles>
    <meta:generator>LibreOffice/6.0.7.3$Linux_X86_64 LibreOffice_project/00m0$Build-3</meta:generator>
    <meta:document-statistic meta:object-count="4"/>
  </office:meta>
</office:document-meta>
</file>